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49cm"/>
    </style:style>
    <style:style style:name="co2" style:family="table-column">
      <style:table-column-properties fo:break-before="auto" style:column-width="1.34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452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157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3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1.716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1.912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182cm"/>
    </style:style>
    <style:style style:name="co16" style:family="table-column">
      <style:table-column-properties fo:break-before="auto" style:column-width="1.789cm"/>
    </style:style>
    <style:style style:name="co17" style:family="table-column">
      <style:table-column-properties fo:break-before="auto" style:column-width="1.739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3.752cm"/>
    </style:style>
    <style:style style:name="co20" style:family="table-column">
      <style:table-column-properties fo:break-before="auto" style:column-width="3.77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0.71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2.469cm" fo:break-before="auto" style:use-optimal-row-height="false"/>
    </style:style>
    <style:style style:name="ro5" style:family="table-row">
      <style:table-row-properties style:row-height="1.24cm" fo:break-before="auto" style:use-optimal-row-height="false"/>
    </style:style>
    <style:style style:name="ro6" style:family="table-row">
      <style:table-row-properties style:row-height="0.538cm" fo:break-before="auto" style:use-optimal-row-height="false"/>
    </style:style>
    <style:style style:name="ro7" style:family="table-row">
      <style:table-row-properties style:row-height="0.529cm" fo:break-before="page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17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ta1" style:family="table" style:master-page-name="PageStyle_5f_11-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1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5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6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7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8" style:family="table-cell" style:parent-style-name="一般_5f_作業要點之表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9" style:family="table-cell" style:parent-style-name="一般_5f_作業要點之表" style:data-style-name="N16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071cm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name="Times New Roman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1-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" table:default-cell-style-name="ce13"/>
        <table:table-column table:style-name="co7" table:default-cell-style-name="ce13"/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8" table:default-cell-style-name="ce13"/>
        <table:table-column table:style-name="co15" table:default-cell-style-name="ce13"/>
        <table:table-column table:style-name="co8" table:default-cell-style-name="ce13"/>
        <table:table-column table:style-name="co10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4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3" table:number-rows-spanned="1">
              <text:p>各縣市遷入人數、遷出人數及淨遷徙人數按性別分</text:p>
            </table:table-cell>
            <table:covered-table-cell table:number-columns-repeated="32" table:style-name="ce1"/>
            <table:table-cell table:style-name="ce2" table:number-columns-repeated="991"/>
          </table:table-row>
          <table:table-row table:style-name="ro2">
            <table:table-cell table:style-name="ce2"/>
            <table:table-cell table:style-name="ce14"/>
            <table:table-cell table:style-name="ce22" table:number-columns-repeated="10"/>
            <table:table-cell table:style-name="ce36" office:value-type="string" calcext:value-type="string" table:number-columns-spanned="9" table:number-rows-spanned="1">
              <text:p>中 華 民 國 112 年 1 月 份</text:p>
            </table:table-cell>
            <table:covered-table-cell table:number-columns-repeated="8" table:style-name="ce36"/>
            <table:table-cell table:style-name="ce22"/>
            <table:table-cell table:style-name="ce38" table:number-columns-repeated="2"/>
            <table:table-cell table:style-name="ce22" table:number-columns-repeated="8"/>
            <table:table-cell table:style-name="ce40" office:value-type="string" calcext:value-type="string">
              <text:p><text:s text:c="4"/>單位：人</text:p>
            </table:table-cell>
            <table:table-cell table:style-name="ce2" table:number-columns-repeated="991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15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23" office:value-type="string" calcext:value-type="string" table:number-columns-spanned="15" table:number-rows-spanned="1">
              <text:p>遷　　　　　　　入　　　　　　　人　　　　　　　數</text:p>
            </table:table-cell>
            <table:covered-table-cell table:number-columns-repeated="14" table:style-name="ce23"/>
            <table:table-cell table:style-name="ce37" office:value-type="string" calcext:value-type="string" table:number-columns-spanned="15" table:number-rows-spanned="1">
              <text:p>遷　　　　　　　出　　　　　　　人　　　　　　　數</text:p>
            </table:table-cell>
            <table:covered-table-cell table:number-columns-repeated="14" table:style-name="ce37"/>
            <table:table-cell table:style-name="ce41" office:value-type="string" calcext:value-type="string" table:number-columns-spanned="1" table:number-rows-spanned="3">
              <text:p>淨 </text:p>
              <text:p>遷</text:p>
              <text:p>徙 </text:p>
              <text:p>人 </text:p>
              <text:p>數</text:p>
            </table:table-cell>
            <table:table-cell table:number-columns-repeated="991"/>
          </table:table-row>
          <table:table-row table:style-name="ro3">
            <table:covered-table-cell table:style-name="ce3"/>
            <table:covered-table-cell table:style-name="ce15"/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自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2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2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35" office:value-type="string" calcext:value-type="string" table:number-columns-spanned="9" table:number-rows-spanned="1">
              <text:p>往　他　省　（市）</text:p>
            </table:table-cell>
            <table:covered-table-cell table:number-columns-repeated="8" table:style-name="ce35"/>
            <table:table-cell table:style-name="ce2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2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2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2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41"/>
            <table:table-cell table:number-columns-repeated="991"/>
          </table:table-row>
          <table:table-row table:style-name="ro4">
            <table:covered-table-cell table:style-name="ce3"/>
            <table:covered-table-cell table:style-name="ce15"/>
            <table:covered-table-cell table:number-columns-repeated="2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24"/>
            <table:table-cell table:style-name="ce2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桃</text:p>
              <text:p/>
              <text:p>園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2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2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24"/>
            <table:covered-table-cell table:style-name="ce41"/>
            <table:table-cell table:number-columns-repeated="991"/>
          </table:table-row>
          <table:table-row table:style-name="ro5">
            <table:covered-table-cell table:style-name="ce3"/>
            <table:covered-table-cell table:style-name="ce15"/>
            <table:covered-table-cell table:number-columns-repeated="30" table:style-name="ce24"/>
            <table:table-cell table:style-name="ce42" office:value-type="string" calcext:value-type="string">
              <text:p><text:span text:style-name="T1">(</text:span><text:span text:style-name="T2">遷入–遷出</text:span><text:span text:style-name="T3">)</text:span></text:p>
            </table:table-cell>
            <table:table-cell table:number-columns-repeated="991"/>
          </table:table-row>
        </table:table-header-rows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105356" calcext:value-type="float">
            <text:p><text:s text:c="3"/>105,356</text:p>
          </table:table-cell>
          <table:table-cell table:style-name="ce25" office:value-type="float" office:value="44163" calcext:value-type="float">
            <text:p><text:s text:c="3"/>44,163</text:p>
          </table:table-cell>
          <table:table-cell table:style-name="ce25" office:value-type="float" office:value="5658" calcext:value-type="float">
            <text:p><text:s text:c="3"/>5,658</text:p>
          </table:table-cell>
          <table:table-cell table:style-name="ce25" office:value-type="float" office:value="5152" calcext:value-type="float">
            <text:p><text:s text:c="3"/>5,152</text:p>
          </table:table-cell>
          <table:table-cell table:style-name="ce25" office:value-type="float" office:value="2544" calcext:value-type="float">
            <text:p><text:s text:c="3"/>2,544</text:p>
          </table:table-cell>
          <table:table-cell table:style-name="ce25" office:value-type="float" office:value="2207" calcext:value-type="float">
            <text:p><text:s text:c="3"/>2,207</text:p>
          </table:table-cell>
          <table:table-cell table:style-name="ce25" office:value-type="float" office:value="1302" calcext:value-type="float">
            <text:p><text:s text:c="3"/>1,302</text:p>
          </table:table-cell>
          <table:table-cell table:style-name="ce25" office:value-type="float" office:value="2110" calcext:value-type="float">
            <text:p><text:s text:c="3"/>2,110</text:p>
          </table:table-cell>
          <table:table-cell table:style-name="ce25" office:value-type="float" office:value="6729" calcext:value-type="float">
            <text:p><text:s text:c="3"/>6,729</text:p>
          </table:table-cell>
          <table:table-cell table:style-name="ce25" office:value-type="float" office:value="385" calcext:value-type="float">
            <text:p><text:s text:c="3"/>385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217" calcext:value-type="float">
            <text:p><text:s text:c="3"/>3,217</text:p>
          </table:table-cell>
          <table:table-cell table:style-name="ce25" office:value-type="float" office:value="30385" calcext:value-type="float">
            <text:p><text:s text:c="3"/>30,385</text:p>
          </table:table-cell>
          <table:table-cell table:style-name="ce25" office:value-type="float" office:value="1493" calcext:value-type="float">
            <text:p><text:s text:c="3"/>1,493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25" office:value-type="float" office:value="61206" calcext:value-type="float">
            <text:p><text:s text:c="3"/>61,206</text:p>
          </table:table-cell>
          <table:table-cell table:style-name="ce25" office:value-type="float" office:value="1490" calcext:value-type="float">
            <text:p><text:s text:c="3"/>1,490</text:p>
          </table:table-cell>
          <table:table-cell table:style-name="ce25" office:value-type="float" office:value="5879" calcext:value-type="float">
            <text:p><text:s text:c="3"/>5,879</text:p>
          </table:table-cell>
          <table:table-cell table:style-name="ce25" office:value-type="float" office:value="3324" calcext:value-type="float">
            <text:p><text:s text:c="3"/>3,324</text:p>
          </table:table-cell>
          <table:table-cell table:style-name="ce25" office:value-type="float" office:value="3940" calcext:value-type="float">
            <text:p><text:s text:c="3"/>3,940</text:p>
          </table:table-cell>
          <table:table-cell table:style-name="ce25" office:value-type="float" office:value="3029" calcext:value-type="float">
            <text:p><text:s text:c="3"/>3,029</text:p>
          </table:table-cell>
          <table:table-cell table:style-name="ce25" office:value-type="float" office:value="1597" calcext:value-type="float">
            <text:p><text:s text:c="3"/>1,597</text:p>
          </table:table-cell>
          <table:table-cell table:style-name="ce25" office:value-type="float" office:value="2153" calcext:value-type="float">
            <text:p><text:s text:c="3"/>2,153</text:p>
          </table:table-cell>
          <table:table-cell table:style-name="ce25" office:value-type="float" office:value="5695" calcext:value-type="float">
            <text:p><text:s text:c="3"/>5,695</text:p>
          </table:table-cell>
          <table:table-cell table:style-name="ce25" office:value-type="float" office:value="470" calcext:value-type="float">
            <text:p><text:s text:c="3"/>470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217" calcext:value-type="float">
            <text:p><text:s text:c="3"/>3,217</text:p>
          </table:table-cell>
          <table:table-cell table:style-name="ce25" office:value-type="float" office:value="30385" calcext:value-type="float">
            <text:p><text:s text:c="3"/>30,385</text:p>
          </table:table-cell>
          <table:table-cell table:style-name="ce25" office:value-type="float" office:value="13" calcext:value-type="float">
            <text:p><text:s text:c="3"/>13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9" office:value-type="float" office:value="44150" calcext:value-type="float">
            <text:p><text:s text:c="3"/>44,150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50761" calcext:value-type="float">
            <text:p><text:s text:c="3"/>50,761</text:p>
          </table:table-cell>
          <table:table-cell table:style-name="ce25" office:value-type="float" office:value="22418" calcext:value-type="float">
            <text:p><text:s text:c="3"/>22,418</text:p>
          </table:table-cell>
          <table:table-cell table:style-name="ce25" office:value-type="float" office:value="2629" calcext:value-type="float">
            <text:p><text:s text:c="3"/>2,629</text:p>
          </table:table-cell>
          <table:table-cell table:style-name="ce25" office:value-type="float" office:value="2521" calcext:value-type="float">
            <text:p><text:s text:c="3"/>2,521</text:p>
          </table:table-cell>
          <table:table-cell table:style-name="ce25" office:value-type="float" office:value="1178" calcext:value-type="float">
            <text:p><text:s text:c="3"/>1,178</text:p>
          </table:table-cell>
          <table:table-cell table:style-name="ce25" office:value-type="float" office:value="1042" calcext:value-type="float">
            <text:p><text:s text:c="3"/>1,042</text:p>
          </table:table-cell>
          <table:table-cell table:style-name="ce25" office:value-type="float" office:value="598" calcext:value-type="float">
            <text:p><text:s text:c="3"/>598</text:p>
          </table:table-cell>
          <table:table-cell table:style-name="ce25" office:value-type="float" office:value="1018" calcext:value-type="float">
            <text:p><text:s text:c="3"/>1,018</text:p>
          </table:table-cell>
          <table:table-cell table:style-name="ce25" office:value-type="float" office:value="3194" calcext:value-type="float">
            <text:p><text:s text:c="3"/>3,194</text:p>
          </table:table-cell>
          <table:table-cell table:style-name="ce25" office:value-type="float" office:value="225" calcext:value-type="float">
            <text:p><text:s text:c="3"/>225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94" calcext:value-type="float">
            <text:p><text:s text:c="3"/>1,394</text:p>
          </table:table-cell>
          <table:table-cell table:style-name="ce25" office:value-type="float" office:value="13934" calcext:value-type="float">
            <text:p><text:s text:c="3"/>13,934</text:p>
          </table:table-cell>
          <table:table-cell table:style-name="ce25" office:value-type="float" office:value="607" calcext:value-type="float">
            <text:p><text:s text:c="3"/>607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25" office:value-type="float" office:value="28468" calcext:value-type="float">
            <text:p><text:s text:c="3"/>28,468</text:p>
          </table:table-cell>
          <table:table-cell table:style-name="ce25" office:value-type="float" office:value="715" calcext:value-type="float">
            <text:p><text:s text:c="3"/>715</text:p>
          </table:table-cell>
          <table:table-cell table:style-name="ce25" office:value-type="float" office:value="2857" calcext:value-type="float">
            <text:p><text:s text:c="3"/>2,857</text:p>
          </table:table-cell>
          <table:table-cell table:style-name="ce25" office:value-type="float" office:value="1540" calcext:value-type="float">
            <text:p><text:s text:c="3"/>1,540</text:p>
          </table:table-cell>
          <table:table-cell table:style-name="ce25" office:value-type="float" office:value="1926" calcext:value-type="float">
            <text:p><text:s text:c="3"/>1,926</text:p>
          </table:table-cell>
          <table:table-cell table:style-name="ce25" office:value-type="float" office:value="1375" calcext:value-type="float">
            <text:p><text:s text:c="3"/>1,375</text:p>
          </table:table-cell>
          <table:table-cell table:style-name="ce25" office:value-type="float" office:value="729" calcext:value-type="float">
            <text:p><text:s text:c="3"/>729</text:p>
          </table:table-cell>
          <table:table-cell table:style-name="ce25" office:value-type="float" office:value="1004" calcext:value-type="float">
            <text:p><text:s text:c="3"/>1,004</text:p>
          </table:table-cell>
          <table:table-cell table:style-name="ce25" office:value-type="float" office:value="2725" calcext:value-type="float">
            <text:p><text:s text:c="3"/>2,725</text:p>
          </table:table-cell>
          <table:table-cell table:style-name="ce25" office:value-type="float" office:value="249" calcext:value-type="float">
            <text:p><text:s text:c="3"/>249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394" calcext:value-type="float">
            <text:p><text:s text:c="3"/>1,394</text:p>
          </table:table-cell>
          <table:table-cell table:style-name="ce25" office:value-type="float" office:value="13934" calcext:value-type="float">
            <text:p><text:s text:c="3"/>13,934</text:p>
          </table:table-cell>
          <table:table-cell table:style-name="ce25" office:value-type="float" office:value="9" calcext:value-type="float">
            <text:p><text:s text:c="3"/>9</text:p>
          </table:table-cell>
          <table:table-cell table:style-name="ce25" office:value-type="float" office:value="11" calcext:value-type="float">
            <text:p><text:s text:c="3"/>11</text:p>
          </table:table-cell>
          <table:table-cell table:style-name="ce43" office:value-type="float" office:value="22293" calcext:value-type="float">
            <text:p><text:s text:c="3"/>22,29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54595" calcext:value-type="float">
            <text:p><text:s text:c="3"/>54,595</text:p>
          </table:table-cell>
          <table:table-cell table:style-name="ce25" office:value-type="float" office:value="21745" calcext:value-type="float">
            <text:p><text:s text:c="3"/>21,745</text:p>
          </table:table-cell>
          <table:table-cell table:style-name="ce25" office:value-type="float" office:value="3029" calcext:value-type="float">
            <text:p><text:s text:c="3"/>3,029</text:p>
          </table:table-cell>
          <table:table-cell table:style-name="ce25" office:value-type="float" office:value="2631" calcext:value-type="float">
            <text:p><text:s text:c="3"/>2,631</text:p>
          </table:table-cell>
          <table:table-cell table:style-name="ce25" office:value-type="float" office:value="1366" calcext:value-type="float">
            <text:p><text:s text:c="3"/>1,366</text:p>
          </table:table-cell>
          <table:table-cell table:style-name="ce25" office:value-type="float" office:value="1165" calcext:value-type="float">
            <text:p><text:s text:c="3"/>1,165</text:p>
          </table:table-cell>
          <table:table-cell table:style-name="ce25" office:value-type="float" office:value="704" calcext:value-type="float">
            <text:p><text:s text:c="3"/>704</text:p>
          </table:table-cell>
          <table:table-cell table:style-name="ce25" office:value-type="float" office:value="1092" calcext:value-type="float">
            <text:p><text:s text:c="3"/>1,092</text:p>
          </table:table-cell>
          <table:table-cell table:style-name="ce25" office:value-type="float" office:value="3535" calcext:value-type="float">
            <text:p><text:s text:c="3"/>3,535</text:p>
          </table:table-cell>
          <table:table-cell table:style-name="ce25" office:value-type="float" office:value="160" calcext:value-type="float">
            <text:p><text:s text:c="3"/>160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23" calcext:value-type="float">
            <text:p><text:s text:c="3"/>1,823</text:p>
          </table:table-cell>
          <table:table-cell table:style-name="ce25" office:value-type="float" office:value="16451" calcext:value-type="float">
            <text:p><text:s text:c="3"/>16,451</text:p>
          </table:table-cell>
          <table:table-cell table:style-name="ce25" office:value-type="float" office:value="886" calcext:value-type="float">
            <text:p><text:s text:c="3"/>886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32738" calcext:value-type="float">
            <text:p><text:s text:c="3"/>32,738</text:p>
          </table:table-cell>
          <table:table-cell table:style-name="ce25" office:value-type="float" office:value="775" calcext:value-type="float">
            <text:p><text:s text:c="3"/>775</text:p>
          </table:table-cell>
          <table:table-cell table:style-name="ce25" office:value-type="float" office:value="3022" calcext:value-type="float">
            <text:p><text:s text:c="3"/>3,022</text:p>
          </table:table-cell>
          <table:table-cell table:style-name="ce25" office:value-type="float" office:value="1784" calcext:value-type="float">
            <text:p><text:s text:c="3"/>1,784</text:p>
          </table:table-cell>
          <table:table-cell table:style-name="ce25" office:value-type="float" office:value="2014" calcext:value-type="float">
            <text:p><text:s text:c="3"/>2,014</text:p>
          </table:table-cell>
          <table:table-cell table:style-name="ce25" office:value-type="float" office:value="1654" calcext:value-type="float">
            <text:p><text:s text:c="3"/>1,654</text:p>
          </table:table-cell>
          <table:table-cell table:style-name="ce25" office:value-type="float" office:value="868" calcext:value-type="float">
            <text:p><text:s text:c="3"/>868</text:p>
          </table:table-cell>
          <table:table-cell table:style-name="ce25" office:value-type="float" office:value="1149" calcext:value-type="float">
            <text:p><text:s text:c="3"/>1,149</text:p>
          </table:table-cell>
          <table:table-cell table:style-name="ce25" office:value-type="float" office:value="2970" calcext:value-type="float">
            <text:p><text:s text:c="3"/>2,970</text:p>
          </table:table-cell>
          <table:table-cell table:style-name="ce25" office:value-type="float" office:value="221" calcext:value-type="float">
            <text:p><text:s text:c="3"/>221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23" calcext:value-type="float">
            <text:p><text:s text:c="3"/>1,823</text:p>
          </table:table-cell>
          <table:table-cell table:style-name="ce25" office:value-type="float" office:value="16451" calcext:value-type="float">
            <text:p><text:s text:c="3"/>16,451</text:p>
          </table:table-cell>
          <table:table-cell table:style-name="ce25" office:value-type="float" office:value="4" calcext:value-type="float">
            <text:p><text:s text:c="3"/>4</text:p>
          </table:table-cell>
          <table:table-cell table:style-name="ce25" office:value-type="float" office:value="3" calcext:value-type="float">
            <text:p><text:s text:c="3"/>3</text:p>
          </table:table-cell>
          <table:table-cell table:style-name="ce44" office:value-type="float" office:value="21857" calcext:value-type="float">
            <text:p><text:s text:c="3"/>21,85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9672" calcext:value-type="float">
            <text:p>19,672</text:p>
          </table:table-cell>
          <table:table-cell table:style-name="ce26" office:value-type="float" office:value="9630" calcext:value-type="float">
            <text:p>9,6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77" calcext:value-type="float">
            <text:p>3,077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74" calcext:value-type="float">
            <text:p>74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91" calcext:value-type="float">
            <text:p>3,891</text:p>
          </table:table-cell>
          <table:table-cell table:style-name="ce26" office:value-type="float" office:value="269" calcext:value-type="float">
            <text:p>26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9888" calcext:value-type="float">
            <text:p>9,888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99" calcext:value-type="float">
            <text:p>1,899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360" calcext:value-type="float">
            <text:p>1,360</text:p>
          </table:table-cell>
          <table:table-cell table:style-name="ce26" office:value-type="float" office:value="113" calcext:value-type="float">
            <text:p>11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891" calcext:value-type="float">
            <text:p>3,89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9784" calcext:value-type="float">
            <text:p>9,78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9600" calcext:value-type="float">
            <text:p>9,600</text:p>
          </table:table-cell>
          <table:table-cell table:style-name="ce27" office:value-type="float" office:value="4916" calcext:value-type="float">
            <text:p>4,91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86" calcext:value-type="float">
            <text:p>1,486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45" calcext:value-type="float">
            <text:p>645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9" calcext:value-type="float">
            <text:p>1,719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510" calcext:value-type="float">
            <text:p>4,510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714" calcext:value-type="float">
            <text:p>714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62" calcext:value-type="float">
            <text:p>662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719" calcext:value-type="float">
            <text:p>1,71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" calcext:value-type="float">
            <text:p>3</text:p>
          </table:table-cell>
          <table:table-cell table:style-name="ce46" office:value-type="float" office:value="5090" calcext:value-type="float">
            <text:p>5,09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10072" calcext:value-type="float">
            <text:p>10,072</text:p>
          </table:table-cell>
          <table:table-cell table:style-name="ce28" office:value-type="float" office:value="4714" calcext:value-type="float">
            <text:p>4,7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72" calcext:value-type="float">
            <text:p>2,172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56" calcext:value-type="float">
            <text:p>5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172" calcext:value-type="float">
            <text:p>2,172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46" office:value-type="float" office:value="4694" calcext:value-type="float">
            <text:p>4,694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6737" calcext:value-type="float">
            <text:p>16,737</text:p>
          </table:table-cell>
          <table:table-cell table:style-name="ce26" office:value-type="float" office:value="9917" calcext:value-type="float">
            <text:p>9,917</text:p>
          </table:table-cell>
          <table:table-cell table:style-name="ce26" office:value-type="float" office:value="1899" calcext:value-type="float">
            <text:p>1,89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664" calcext:value-type="float">
            <text:p>664</text:p>
          </table:table-cell>
          <table:table-cell table:style-name="ce26" office:value-type="float" office:value="39" calcext:value-type="float">
            <text:p>3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86" calcext:value-type="float">
            <text:p>3,186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716" calcext:value-type="float">
            <text:p>8,716</text:p>
          </table:table-cell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3077" calcext:value-type="float">
            <text:p>3,07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186" calcext:value-type="float">
            <text:p>3,18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8021" calcext:value-type="float">
            <text:p>8,021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895" calcext:value-type="float">
            <text:p>7,895</text:p>
          </table:table-cell>
          <table:table-cell table:style-name="ce27" office:value-type="float" office:value="4713" calcext:value-type="float">
            <text:p>4,713</text:p>
          </table:table-cell>
          <table:table-cell table:style-name="ce27" office:value-type="float" office:value="859" calcext:value-type="float">
            <text:p>85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19" calcext:value-type="float">
            <text:p>1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15" calcext:value-type="float">
            <text:p>1,515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210" calcext:value-type="float">
            <text:p>4,210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486" calcext:value-type="float">
            <text:p>1,48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15" calcext:value-type="float">
            <text:p>1,51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685" calcext:value-type="float">
            <text:p>3,685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8842" calcext:value-type="float">
            <text:p>8,842</text:p>
          </table:table-cell>
          <table:table-cell table:style-name="ce28" office:value-type="float" office:value="5204" calcext:value-type="float">
            <text:p>5,204</text:p>
          </table:table-cell>
          <table:table-cell table:style-name="ce28" office:value-type="float" office:value="1040" calcext:value-type="float">
            <text:p>1,040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506" calcext:value-type="float">
            <text:p>4,506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671" calcext:value-type="float">
            <text:p>1,67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4336" calcext:value-type="float">
            <text:p>4,33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1406" calcext:value-type="float">
            <text:p>11,406</text:p>
          </table:table-cell>
          <table:table-cell table:style-name="ce26" office:value-type="float" office:value="4012" calcext:value-type="float">
            <text:p>4,012</text:p>
          </table:table-cell>
          <table:table-cell table:style-name="ce26" office:value-type="float" office:value="1490" calcext:value-type="float">
            <text:p>1,490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72" calcext:value-type="float">
            <text:p>7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99" calcext:value-type="float">
            <text:p>3,299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5976" calcext:value-type="float">
            <text:p>5,976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69" calcext:value-type="float">
            <text:p>6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99" calcext:value-type="float">
            <text:p>3,29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430" calcext:value-type="float">
            <text:p>5,430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549" calcext:value-type="float">
            <text:p>5,549</text:p>
          </table:table-cell>
          <table:table-cell table:style-name="ce27" office:value-type="float" office:value="2089" calcext:value-type="float">
            <text:p>2,089</text:p>
          </table:table-cell>
          <table:table-cell table:style-name="ce27" office:value-type="float" office:value="714" calcext:value-type="float">
            <text:p>714</text:p>
          </table:table-cell>
          <table:table-cell table:style-name="ce27" office:value-type="float" office:value="340" calcext:value-type="float">
            <text:p>34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84" calcext:value-type="float">
            <text:p>584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68" calcext:value-type="float">
            <text:p>1,468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714" calcext:value-type="float">
            <text:p>2,71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office:value-type="float" office:value="141" calcext:value-type="float">
            <text:p>14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51" calcext:value-type="float">
            <text:p>451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68" calcext:value-type="float">
            <text:p>1,468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46" office:value-type="float" office:value="2835" calcext:value-type="float">
            <text:p>2,835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5857" calcext:value-type="float">
            <text:p>5,857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91" calcext:value-type="float">
            <text:p>491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595" calcext:value-type="float">
            <text:p>2,595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13320" calcext:value-type="float">
            <text:p>13,320</text:p>
          </table:table-cell>
          <table:table-cell table:style-name="ce26" office:value-type="float" office:value="4941" calcext:value-type="float">
            <text:p>4,941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34" calcext:value-type="float">
            <text:p>234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852" calcext:value-type="float">
            <text:p>1,852</text:p>
          </table:table-cell>
          <table:table-cell table:style-name="ce26" office:value-type="float" office:value="48" calcext:value-type="float">
            <text:p>4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53" calcext:value-type="float">
            <text:p>5,153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543" calcext:value-type="float">
            <text:p>7,543</text:p>
          </table:table-cell>
          <table:table-cell table:style-name="ce26" office:value-type="float" office:value="179" calcext:value-type="float">
            <text:p>179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1181" calcext:value-type="float">
            <text:p>1,181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153" calcext:value-type="float">
            <text:p>5,153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5" office:value-type="float" office:value="5777" calcext:value-type="float">
            <text:p>5,777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6342" calcext:value-type="float">
            <text:p>6,342</text:p>
          </table:table-cell>
          <table:table-cell table:style-name="ce27" office:value-type="float" office:value="2571" calcext:value-type="float">
            <text:p>2,571</text:p>
          </table:table-cell>
          <table:table-cell table:style-name="ce27" office:value-type="float" office:value="155" calcext:value-type="float">
            <text:p>155</text:p>
          </table:table-cell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820" calcext:value-type="float">
            <text:p>820</text:p>
          </table:table-cell>
          <table:table-cell table:style-name="ce27" office:value-type="float" office:value="27" calcext:value-type="float">
            <text:p>2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0" calcext:value-type="float">
            <text:p>2,31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442" calcext:value-type="float">
            <text:p>3,442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37" calcext:value-type="float">
            <text:p>137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310" calcext:value-type="float">
            <text:p>2,310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46" office:value-type="float" office:value="2900" calcext:value-type="float">
            <text:p>2,90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978" calcext:value-type="float">
            <text:p>6,978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843" calcext:value-type="float">
            <text:p>2,84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2877" calcext:value-type="float">
            <text:p>2,877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6931" calcext:value-type="float">
            <text:p>6,931</text:p>
          </table:table-cell>
          <table:table-cell table:style-name="ce26" office:value-type="float" office:value="2478" calcext:value-type="float">
            <text:p>2,478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44" calcext:value-type="float">
            <text:p>14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25" calcext:value-type="float">
            <text:p>2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762" calcext:value-type="float">
            <text:p>2,762</text:p>
          </table:table-cell>
          <table:table-cell table:style-name="ce26" office:value-type="float" office:value="94" calcext:value-type="float">
            <text:p>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140" calcext:value-type="float">
            <text:p>4,140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91" calcext:value-type="float">
            <text:p>91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30" calcext:value-type="float">
            <text:p>3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2762" calcext:value-type="float">
            <text:p>2,76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2791" calcext:value-type="float">
            <text:p>2,79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363" calcext:value-type="float">
            <text:p>3,363</text:p>
          </table:table-cell>
          <table:table-cell table:style-name="ce27" office:value-type="float" office:value="1302" calcext:value-type="float">
            <text:p>1,302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263" calcext:value-type="float">
            <text:p>263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940" calcext:value-type="float">
            <text:p>1,940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299" calcext:value-type="float">
            <text:p>1,29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1423" calcext:value-type="float">
            <text:p>1,42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1176" calcext:value-type="float">
            <text:p>1,176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2" table:style-name="ce28" office:value-type="float" office:value="74" calcext:value-type="float">
            <text:p>7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1368" calcext:value-type="float">
            <text:p>1,368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1599" calcext:value-type="float">
            <text:p>11,599</text:p>
          </table:table-cell>
          <table:table-cell table:style-name="ce26" office:value-type="float" office:value="4431" calcext:value-type="float">
            <text:p>4,431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12" calcext:value-type="float">
            <text:p>112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082" calcext:value-type="float">
            <text:p>1,082</text:p>
          </table:table-cell>
          <table:table-cell table:style-name="ce26" office:value-type="float" office:value="36" calcext:value-type="float">
            <text:p>3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50" calcext:value-type="float">
            <text:p>4,850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7080" calcext:value-type="float">
            <text:p>7,080</text:p>
          </table:table-cell>
          <table:table-cell table:style-name="ce26" office:value-type="float" office:value="114" calcext:value-type="float">
            <text:p>114</text:p>
          </table:table-cell>
          <table:table-cell table:style-name="ce26" office:value-type="float" office:value="209" calcext:value-type="float">
            <text:p>209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98" calcext:value-type="float">
            <text:p>898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850" calcext:value-type="float">
            <text:p>4,850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45" office:value-type="float" office:value="4519" calcext:value-type="float">
            <text:p>4,519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363" calcext:value-type="float">
            <text:p>5,363</text:p>
          </table:table-cell>
          <table:table-cell table:style-name="ce27" office:value-type="float" office:value="2123" calcext:value-type="float">
            <text:p>2,12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60" calcext:value-type="float">
            <text:p>16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07" calcext:value-type="float">
            <text:p>507</text:p>
          </table:table-cell>
          <table:table-cell table:style-name="ce27" office:value-type="float" office:value="21" calcext:value-type="float">
            <text:p>2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62" calcext:value-type="float">
            <text:p>2,16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240" calcext:value-type="float">
            <text:p>3,24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187" calcext:value-type="float">
            <text:p>18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38" calcext:value-type="float">
            <text:p>438</text:p>
          </table:table-cell>
          <table:table-cell table:style-name="ce27" office:value-type="float" office:value="33" calcext:value-type="float">
            <text:p>3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162" calcext:value-type="float">
            <text:p>2,16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2123" calcext:value-type="float">
            <text:p>2,12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6236" calcext:value-type="float">
            <text:p>6,236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840" calcext:value-type="float">
            <text:p>3,84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2396" calcext:value-type="float">
            <text:p>2,396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24428" calcext:value-type="float">
            <text:p><text:s text:c="3"/>24,428</text:p>
          </table:table-cell>
          <table:table-cell table:style-name="ce29" office:value-type="float" office:value="8143" calcext:value-type="float">
            <text:p><text:s text:c="3"/>8,143</text:p>
          </table:table-cell>
          <table:table-cell table:style-name="ce29" office:value-type="float" office:value="1360" calcext:value-type="float">
            <text:p><text:s text:c="3"/>1,360</text:p>
          </table:table-cell>
          <table:table-cell table:style-name="ce29" office:value-type="float" office:value="811" calcext:value-type="float">
            <text:p><text:s text:c="3"/>811</text:p>
          </table:table-cell>
          <table:table-cell table:style-name="ce29" office:value-type="float" office:value="942" calcext:value-type="float">
            <text:p><text:s text:c="3"/>942</text:p>
          </table:table-cell>
          <table:table-cell table:style-name="ce29" office:value-type="float" office:value="1181" calcext:value-type="float">
            <text:p><text:s text:c="3"/>1,181</text:p>
          </table:table-cell>
          <table:table-cell table:style-name="ce29" office:value-type="float" office:value="412" calcext:value-type="float">
            <text:p><text:s text:c="3"/>412</text:p>
          </table:table-cell>
          <table:table-cell table:style-name="ce29" office:value-type="float" office:value="898" calcext:value-type="float">
            <text:p><text:s text:c="3"/>898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1" calcext:value-type="float">
            <text:p><text:s text:c="3"/>91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213" calcext:value-type="float">
            <text:p><text:s text:c="3"/>3,213</text:p>
          </table:table-cell>
          <table:table-cell table:style-name="ce29" office:value-type="float" office:value="7076" calcext:value-type="float">
            <text:p><text:s text:c="3"/>7,076</text:p>
          </table:table-cell>
          <table:table-cell table:style-name="ce29" office:value-type="float" office:value="297" calcext:value-type="float">
            <text:p><text:s text:c="3"/>297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17297" calcext:value-type="float">
            <text:p><text:s text:c="3"/>17,297</text:p>
          </table:table-cell>
          <table:table-cell table:style-name="ce29" office:value-type="float" office:value="274" calcext:value-type="float">
            <text:p><text:s text:c="3"/>274</text:p>
          </table:table-cell>
          <table:table-cell table:style-name="ce29" office:value-type="float" office:value="1318" calcext:value-type="float">
            <text:p><text:s text:c="3"/>1,318</text:p>
          </table:table-cell>
          <table:table-cell table:style-name="ce29" office:value-type="float" office:value="664" calcext:value-type="float">
            <text:p><text:s text:c="3"/>664</text:p>
          </table:table-cell>
          <table:table-cell table:style-name="ce29" office:value-type="float" office:value="1160" calcext:value-type="float">
            <text:p><text:s text:c="3"/>1,160</text:p>
          </table:table-cell>
          <table:table-cell table:style-name="ce29" office:value-type="float" office:value="1852" calcext:value-type="float">
            <text:p><text:s text:c="3"/>1,852</text:p>
          </table:table-cell>
          <table:table-cell table:style-name="ce29" office:value-type="float" office:value="557" calcext:value-type="float">
            <text:p><text:s text:c="3"/>557</text:p>
          </table:table-cell>
          <table:table-cell table:style-name="ce29" office:value-type="float" office:value="1082" calcext:value-type="float">
            <text:p><text:s text:c="3"/>1,082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6" calcext:value-type="float">
            <text:p><text:s text:c="3"/>96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213" calcext:value-type="float">
            <text:p><text:s text:c="3"/>3,213</text:p>
          </table:table-cell>
          <table:table-cell table:style-name="ce29" office:value-type="float" office:value="7076" calcext:value-type="float">
            <text:p><text:s text:c="3"/>7,076</text:p>
          </table:table-cell>
          <table:table-cell table:style-name="ce29" office:value-type="float" office:value="3" calcext:value-type="float">
            <text:p><text:s text:c="3"/>3</text:p>
          </table:table-cell>
          <table:table-cell table:style-name="ce26" office:value-type="float" office:value="2" calcext:value-type="float">
            <text:p>2</text:p>
          </table:table-cell>
          <table:table-cell table:style-name="ce45" office:value-type="float" office:value="7131" calcext:value-type="float">
            <text:p>7,131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11940" calcext:value-type="float">
            <text:p><text:s text:c="3"/>11,940</text:p>
          </table:table-cell>
          <table:table-cell table:style-name="ce30" office:value-type="float" office:value="4344" calcext:value-type="float">
            <text:p><text:s text:c="3"/>4,344</text:p>
          </table:table-cell>
          <table:table-cell table:style-name="ce30" office:value-type="float" office:value="662" calcext:value-type="float">
            <text:p><text:s text:c="3"/>662</text:p>
          </table:table-cell>
          <table:table-cell table:style-name="ce30" office:value-type="float" office:value="402" calcext:value-type="float">
            <text:p><text:s text:c="3"/>402</text:p>
          </table:table-cell>
          <table:table-cell table:style-name="ce30" office:value-type="float" office:value="451" calcext:value-type="float">
            <text:p><text:s text:c="3"/>451</text:p>
          </table:table-cell>
          <table:table-cell table:style-name="ce30" office:value-type="float" office:value="529" calcext:value-type="float">
            <text:p><text:s text:c="3"/>529</text:p>
          </table:table-cell>
          <table:table-cell table:style-name="ce30" office:value-type="float" office:value="181" calcext:value-type="float">
            <text:p><text:s text:c="3"/>181</text:p>
          </table:table-cell>
          <table:table-cell table:style-name="ce30" office:value-type="float" office:value="438" calcext:value-type="float">
            <text:p><text:s text:c="3"/>43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2" calcext:value-type="float">
            <text:p><text:s text:c="3"/>62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93" calcext:value-type="float">
            <text:p><text:s text:c="3"/>1,393</text:p>
          </table:table-cell>
          <table:table-cell table:style-name="ce30" office:value-type="float" office:value="3368" calcext:value-type="float">
            <text:p><text:s text:c="3"/>3,368</text:p>
          </table:table-cell>
          <table:table-cell table:style-name="ce30" office:value-type="float" office:value="109" calcext:value-type="float">
            <text:p><text:s text:c="3"/>109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30" office:value-type="float" office:value="8088" calcext:value-type="float">
            <text:p><text:s text:c="3"/>8,088</text:p>
          </table:table-cell>
          <table:table-cell table:style-name="ce30" office:value-type="float" office:value="128" calcext:value-type="float">
            <text:p><text:s text:c="3"/>128</text:p>
          </table:table-cell>
          <table:table-cell table:style-name="ce30" office:value-type="float" office:value="645" calcext:value-type="float">
            <text:p><text:s text:c="3"/>645</text:p>
          </table:table-cell>
          <table:table-cell table:style-name="ce30" office:value-type="float" office:value="325" calcext:value-type="float">
            <text:p><text:s text:c="3"/>325</text:p>
          </table:table-cell>
          <table:table-cell table:style-name="ce30" office:value-type="float" office:value="584" calcext:value-type="float">
            <text:p><text:s text:c="3"/>584</text:p>
          </table:table-cell>
          <table:table-cell table:style-name="ce30" office:value-type="float" office:value="820" calcext:value-type="float">
            <text:p><text:s text:c="3"/>820</text:p>
          </table:table-cell>
          <table:table-cell table:style-name="ce30" office:value-type="float" office:value="263" calcext:value-type="float">
            <text:p><text:s text:c="3"/>263</text:p>
          </table:table-cell>
          <table:table-cell table:style-name="ce30" office:value-type="float" office:value="507" calcext:value-type="float">
            <text:p><text:s text:c="3"/>507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0" calcext:value-type="float">
            <text:p><text:s text:c="3"/>5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393" calcext:value-type="float">
            <text:p><text:s text:c="3"/>1,393</text:p>
          </table:table-cell>
          <table:table-cell table:style-name="ce30" office:value-type="float" office:value="3368" calcext:value-type="float">
            <text:p><text:s text:c="3"/>3,368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3852" calcext:value-type="float">
            <text:p>3,85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12488" calcext:value-type="float">
            <text:p><text:s text:c="3"/>12,488</text:p>
          </table:table-cell>
          <table:table-cell table:style-name="ce31" office:value-type="float" office:value="3799" calcext:value-type="float">
            <text:p><text:s text:c="3"/>3,799</text:p>
          </table:table-cell>
          <table:table-cell table:style-name="ce31" office:value-type="float" office:value="698" calcext:value-type="float">
            <text:p><text:s text:c="3"/>698</text:p>
          </table:table-cell>
          <table:table-cell table:style-name="ce31" office:value-type="float" office:value="409" calcext:value-type="float">
            <text:p><text:s text:c="3"/>409</text:p>
          </table:table-cell>
          <table:table-cell table:style-name="ce31" office:value-type="float" office:value="491" calcext:value-type="float">
            <text:p><text:s text:c="3"/>491</text:p>
          </table:table-cell>
          <table:table-cell table:style-name="ce31" office:value-type="float" office:value="652" calcext:value-type="float">
            <text:p><text:s text:c="3"/>652</text:p>
          </table:table-cell>
          <table:table-cell table:style-name="ce31" office:value-type="float" office:value="231" calcext:value-type="float">
            <text:p><text:s text:c="3"/>231</text:p>
          </table:table-cell>
          <table:table-cell table:style-name="ce31" office:value-type="float" office:value="460" calcext:value-type="float">
            <text:p><text:s text:c="3"/>460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20" calcext:value-type="float">
            <text:p><text:s text:c="3"/>1,820</text:p>
          </table:table-cell>
          <table:table-cell table:style-name="ce31" office:value-type="float" office:value="3708" calcext:value-type="float">
            <text:p><text:s text:c="3"/>3,708</text:p>
          </table:table-cell>
          <table:table-cell table:style-name="ce31" office:value-type="float" office:value="188" calcext:value-type="float">
            <text:p><text:s text:c="3"/>188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9209" calcext:value-type="float">
            <text:p><text:s text:c="3"/>9,209</text:p>
          </table:table-cell>
          <table:table-cell table:style-name="ce31" office:value-type="float" office:value="146" calcext:value-type="float">
            <text:p><text:s text:c="3"/>146</text:p>
          </table:table-cell>
          <table:table-cell table:style-name="ce31" office:value-type="float" office:value="673" calcext:value-type="float">
            <text:p><text:s text:c="3"/>673</text:p>
          </table:table-cell>
          <table:table-cell table:style-name="ce31" office:value-type="float" office:value="339" calcext:value-type="float">
            <text:p><text:s text:c="3"/>339</text:p>
          </table:table-cell>
          <table:table-cell table:style-name="ce31" office:value-type="float" office:value="576" calcext:value-type="float">
            <text:p><text:s text:c="3"/>576</text:p>
          </table:table-cell>
          <table:table-cell table:style-name="ce31" office:value-type="float" office:value="1032" calcext:value-type="float">
            <text:p><text:s text:c="3"/>1,032</text:p>
          </table:table-cell>
          <table:table-cell table:style-name="ce31" office:value-type="float" office:value="294" calcext:value-type="float">
            <text:p><text:s text:c="3"/>294</text:p>
          </table:table-cell>
          <table:table-cell table:style-name="ce31" office:value-type="float" office:value="575" calcext:value-type="float">
            <text:p><text:s text:c="3"/>575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6" calcext:value-type="float">
            <text:p><text:s text:c="3"/>46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20" calcext:value-type="float">
            <text:p><text:s text:c="3"/>1,820</text:p>
          </table:table-cell>
          <table:table-cell table:style-name="ce31" office:value-type="float" office:value="3708" calcext:value-type="float">
            <text:p><text:s text:c="3"/>3,708</text:p>
          </table:table-cell>
          <table:table-cell table:style-name="ce31" office:value-type="float" office:value="0" calcext:value-type="float">
            <text:p>—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3279" calcext:value-type="float">
            <text:p>3,27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26" calcext:value-type="float">
            <text:p>1,926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55" calcext:value-type="float">
            <text:p>85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94" calcext:value-type="float">
            <text:p>1,39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855" calcext:value-type="float">
            <text:p>85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32" calcext:value-type="float">
            <text:p>532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98" calcext:value-type="float">
            <text:p>39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02" calcext:value-type="float">
            <text:p>30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6" calcext:value-type="float">
            <text:p>976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46" calcext:value-type="float">
            <text:p>74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457" calcext:value-type="float">
            <text:p>4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30" calcext:value-type="float">
            <text:p>23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209" calcext:value-type="float">
            <text:p>3,209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08" calcext:value-type="float">
            <text:p>1,40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1801" calcext:value-type="float">
            <text:p>1,80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871" calcext:value-type="float">
            <text:p>87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63" calcext:value-type="float">
            <text:p>163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388" calcext:value-type="float">
            <text:p>38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57" calcext:value-type="float">
            <text:p>75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388" calcext:value-type="float">
            <text:p>3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30" calcext:value-type="float">
            <text:p>93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74" calcext:value-type="float">
            <text:p>1,774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75" calcext:value-type="float">
            <text:p>1,27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457" calcext:value-type="float">
            <text:p>4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99" calcext:value-type="float">
            <text:p>49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227" calcext:value-type="float">
            <text:p>22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72" calcext:value-type="float">
            <text:p>272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81" calcext:value-type="float">
            <text:p>81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16" calcext:value-type="float">
            <text:p>116</text:p>
          </table:table-cell>
          <table:table-cell table:style-name="ce34" office:value-type="float" office:value="230" calcext:value-type="float">
            <text:p>23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27" calcext:value-type="float">
            <text:p>227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673" calcext:value-type="float">
            <text:p>3,673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2" office:value-type="float" office:value="57" calcext:value-type="float">
            <text:p>57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1301" calcext:value-type="float">
            <text:p>1,30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854" calcext:value-type="float">
            <text:p>2,85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678" calcext:value-type="float">
            <text:p>678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1301" calcext:value-type="float">
            <text:p>1,30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819" calcext:value-type="float">
            <text:p>819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839" calcext:value-type="float">
            <text:p>1,839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630" calcext:value-type="float">
            <text:p>63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503" calcext:value-type="float">
            <text:p>50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834" calcext:value-type="float">
            <text:p>1,834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5" calcext:value-type="float">
            <text:p>175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518" calcext:value-type="float">
            <text:p>1,51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671" calcext:value-type="float">
            <text:p>67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16" calcext:value-type="float">
            <text:p>31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14" calcext:value-type="float">
            <text:p>1,414</text:p>
          </table:table-cell>
          <table:table-cell table:style-name="ce32" office:value-type="float" office:value="596" calcext:value-type="float">
            <text:p>596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405" calcext:value-type="float">
            <text:p>405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244" calcext:value-type="float">
            <text:p>24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61" calcext:value-type="float">
            <text:p>161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523" calcext:value-type="float">
            <text:p>52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523" calcext:value-type="float">
            <text:p>52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14" calcext:value-type="float">
            <text:p>31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76" calcext:value-type="float">
            <text:p>676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228" calcext:value-type="float">
            <text:p>22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47" calcext:value-type="float">
            <text:p>147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269" calcext:value-type="float">
            <text:p>26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12" calcext:value-type="float">
            <text:p>8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295" calcext:value-type="float">
            <text:p>29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9" office:value-type="float" office:value="167" calcext:value-type="float">
            <text:p>167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94" calcext:value-type="float">
            <text:p>1,294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73" calcext:value-type="float">
            <text:p>1,073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5" calcext:value-type="float">
            <text:p>35</text:p>
          </table:table-cell>
          <table:table-cell table:number-columns-repeated="2" table:style-name="ce32" office:value-type="float" office:value="69" calcext:value-type="float">
            <text:p>6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234" calcext:value-type="float">
            <text:p>23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221" calcext:value-type="float">
            <text:p>221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05" calcext:value-type="float">
            <text:p>10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98" calcext:value-type="float">
            <text:p>98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5" calcext:value-type="float">
            <text:p>59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29" calcext:value-type="float">
            <text:p>12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23" calcext:value-type="float">
            <text:p>12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514" calcext:value-type="float">
            <text:p>2,514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96" calcext:value-type="float">
            <text:p>49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788" calcext:value-type="float">
            <text:p>7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700" calcext:value-type="float">
            <text:p>70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62" calcext:value-type="float">
            <text:p>36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2" calcext:value-type="float">
            <text:p>36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71" calcext:value-type="float">
            <text:p>37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405" calcext:value-type="float">
            <text:p>405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426" calcext:value-type="float">
            <text:p>426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73" calcext:value-type="float">
            <text:p>97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426" calcext:value-type="float">
            <text:p>42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29" calcext:value-type="float">
            <text:p>32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608" calcext:value-type="float">
            <text:p>608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73" calcext:value-type="float">
            <text:p>17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7" calcext:value-type="float">
            <text:p>47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9" calcext:value-type="float">
            <text:p>3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78" calcext:value-type="float">
            <text:p>7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77" calcext:value-type="float">
            <text:p>7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8" calcext:value-type="float">
            <text:p>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288" calcext:value-type="float">
            <text:p>28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109" calcext:value-type="float">
            <text:p>109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18" calcext:value-type="float">
            <text:p>618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231" calcext:value-type="float">
            <text:p>23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9" calcext:value-type="float">
            <text:p>439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9" calcext:value-type="float">
            <text:p>17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4" calcext:value-type="float">
            <text:p>24</text:p>
          </table:table-cell>
          <table:table-cell table:number-columns-repeated="2" table:style-name="ce32" office:value-type="float" office:value="26" calcext:value-type="float">
            <text:p>2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02" calcext:value-type="float">
            <text:p>10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43" calcext:value-type="float">
            <text:p>4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59" calcext:value-type="float">
            <text:p>5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39" calcext:value-type="float">
            <text:p>1,639</text:p>
          </table:table-cell>
          <table:table-cell table:style-name="ce32" office:value-type="float" office:value="633" calcext:value-type="float">
            <text:p>633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89" calcext:value-type="float">
            <text:p>1,08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517" calcext:value-type="float">
            <text:p>51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550" calcext:value-type="float">
            <text:p>55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6" calcext:value-type="float">
            <text:p>25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32" calcext:value-type="float">
            <text:p>33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9" calcext:value-type="float">
            <text:p>109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61" calcext:value-type="float">
            <text:p>26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18" calcext:value-type="float">
            <text:p>21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912" calcext:value-type="float">
            <text:p>1,912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19" calcext:value-type="float">
            <text:p>1,419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470" calcext:value-type="float">
            <text:p>47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493" calcext:value-type="float">
            <text:p>49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09" calcext:value-type="float">
            <text:p>20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316" calcext:value-type="float">
            <text:p>31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261" calcext:value-type="float">
            <text:p>26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2"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261" calcext:value-type="float">
            <text:p>26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77" calcext:value-type="float">
            <text:p>17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78" calcext:value-type="float">
            <text:p>1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60" calcext:value-type="float">
            <text:p>36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90" calcext:value-type="float">
            <text:p>9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05" calcext:value-type="float">
            <text:p>20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88" calcext:value-type="float">
            <text:p>88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55" calcext:value-type="float">
            <text:p>15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1263" calcext:value-type="float">
            <text:p>1,263</text:p>
          </table:table-cell>
          <table:table-cell table:style-name="ce26" office:value-type="float" office:value="611" calcext:value-type="float">
            <text:p>611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96" calcext:value-type="float">
            <text:p>9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91" calcext:value-type="float">
            <text:p>9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697" calcext:value-type="float">
            <text:p>69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62" calcext:value-type="float">
            <text:p>6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46" office:value-type="float" office:value="385" calcext:value-type="float">
            <text:p>38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312" calcext:value-type="float">
            <text:p>312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60" calcext:value-type="float">
            <text:p>1,160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3" calcext:value-type="float">
            <text:p>8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57" calcext:value-type="float">
            <text:p>57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-</text:p>
          </table:table-cell>
          <table:table-cell table:style-name="ce47" office:value-type="float" office:value="694" calcext:value-type="float">
            <text:p>694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42" calcext:value-type="float">
            <text:p>642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8" calcext:value-type="float">
            <text:p>38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48" office:value-type="float" office:value="386" calcext:value-type="float">
            <text:p>386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18" calcext:value-type="float">
            <text:p>518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9" calcext:value-type="float">
            <text:p>1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74" calcext:value-type="float">
            <text:p>74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08" calcext:value-type="float">
            <text:p>30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4" calcext:value-type="float">
            <text:p>3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1" calcext:value-type="float">
            <text:p><text:s/>－1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4" calcext:value-type="float">
            <text:p>4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11-遷徙'.$A$1" table:cell-range-address="$'11-遷徙'.$A$1:.$AMJ$6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fill-character> </loext:fill-character>
      <number:number number:decimal-places="0" loext:min-decimal-places="0" number:min-integer-digits="1" number:grouping="true"/>
    </number:number-style>
    <number:number-style style:name="N160">
      <number:text>-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799cm" fo:margin-bottom="0cm" fo:margin-left="0cm" fo:margin-right="0cm" style:print-page-order="ltr" style:first-page-number="continue" style:scale-to="54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1-遷徙" style:display-name="PageStyle_11-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28:26</dc:date>
    <meta:print-date>2022-06-29T17:24:56</meta:print-date>
    <meta:document-statistic meta:table-count="1" meta:cell-count="2468" meta:object-count="0"/>
    <meta:generator>LibreOffice/6.4.7.2$Linux_X86_64 LibreOffice_project/40$Build-2</meta:generator>
  </office:meta>
</office:document-meta>
</file>